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4458in" style:rel-column-width="61000*"/>
    </style:style>
    <style:style style:name="Table1.B" style:family="table-column">
      <style:table-column-properties style:column-width="0.4792in" style:rel-column-width="4535*"/>
    </style:style>
    <style:style style:name="Table1.A1" style:family="table-cell">
      <style:table-cell-properties fo:padding="0.0382in" fo:border="none"/>
    </style:style>
    <style:style style:name="Table2" style:family="table">
      <style:table-properties style:width="2.1326in" table:align="left"/>
    </style:style>
    <style:style style:name="Table2.A" style:family="table-column">
      <style:table-column-properties style:column-width="2.1326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8625in" style:rel-column-width="17625*"/>
    </style:style>
    <style:style style:name="Table3.B" style:family="table-column">
      <style:table-column-properties style:column-width="3.7382in" style:rel-column-width="35376*"/>
    </style:style>
    <style:style style:name="Table3.C" style:family="table-column">
      <style:table-column-properties style:column-width="1.3243in" style:rel-column-width="12534*"/>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0.8556in" style:rel-column-width="8096*"/>
    </style:style>
    <style:style style:name="Table6.C" style:family="table-column">
      <style:table-column-properties style:column-width="2.3778in" style:rel-column-width="22502*"/>
    </style:style>
    <style:style style:name="Table6.D" style:family="table-column">
      <style:table-column-properties style:column-width="0.6861in" style:rel-column-width="6493*"/>
    </style:style>
    <style:style style:name="Table6.E" style:family="table-column">
      <style:table-column-properties style:column-width="1.8514in" style:rel-column-width="17522*"/>
    </style:style>
    <style:style style:name="Table6.A1" style:family="table-cell">
      <style:table-cell-properties fo:padding="0.0382in" fo:border="none"/>
    </style:style>
    <style:style style:name="Table7" style:family="table">
      <style:table-properties style:width="6.9118in" fo:margin-left="0.009in" fo:margin-right="0.0042in" table:align="margins"/>
    </style:style>
    <style:style style:name="Table7.A" style:family="table-column">
      <style:table-column-properties style:column-width="6.9118in" style:rel-column-width="65535*"/>
    </style:style>
    <style:style style:name="Table7.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none"/>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fo:font-size="11pt" style:font-size-asian="11pt" style:font-size-complex="11pt"/>
    </style:style>
    <style:style style:name="P4" style:family="paragraph" style:parent-style-name="Table_20_Contents">
      <style:paragraph-properties fo:text-align="center"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style:font-size-asian="11pt" style:font-size-complex="11pt"/>
    </style:style>
    <style:style style:name="P6" style:family="paragraph" style:parent-style-name="Table_20_Contents">
      <style:paragraph-properties fo:text-align="justify" style:justify-single-word="false"/>
    </style:style>
    <style:style style:name="P7" style:family="paragraph" style:parent-style-name="Standard">
      <style:text-properties fo:font-size="11pt" style:font-size-asian="11pt" style:font-size-complex="11pt"/>
    </style:style>
    <style:style style:name="T1" style:family="text">
      <style:text-properties style:font-name="Times New Roman" fo:font-size="11pt" style:font-size-asian="11pt" style:font-size-complex="11pt"/>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Kejaksaan}</text:p>
          </table:table-cell>
          <table:table-cell table:style-name="Table1.A1" office:value-type="string">
            <text:p text:style-name="P1">BA-4</text:p>
          </table:table-cell>
        </table:table-row>
      </table:table>
      <table:table table:name="Table2" table:style-name="Table2">
        <table:table-column table:style-name="Table2.A"/>
        <table:table-row>
          <table:table-cell table:style-name="Table2.A1" office:value-type="string">
            <text:p text:style-name="P1">“UNTUK KEADILAN”</text:p>
          </table:table-cell>
        </table:table-row>
      </table:table>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2">BERITA ACARA PEMERIKSAAN TAMBAHAN</text:p>
            <text:p text:style-name="P2">SAKSI / AHLI <text:s/></text:p>
          </table:table-cell>
          <table:table-cell table:style-name="Table3.A1" office:value-type="string">
            <text:p text:style-name="Table_20_Contents"/>
          </table:table-cell>
        </table:table-row>
      </table:table>
      <text:p text:style-name="Standard"/>
      <table:table table:name="Table4" table:style-name="Table4">
        <table:table-column table:style-name="Table4.A"/>
        <table:table-row>
          <table:table-cell table:style-name="Table4.A1" office:value-type="string">
            <text:p text:style-name="P6"><text:span text:style-name="T2">…..........Pada hari ini {hari} tanggal {tgl_ba} bertempat di {lokasi} saya </text:span><text:span text:style-name="T1">{nama_pegawai}</text:span><text:span text:style-name="T2"> pangkat </text:span><text:span text:style-name="T1">{pangkat} </text:span><text:span text:style-name="T2">NIP </text:span><text:span text:style-name="T1">{nip}</text:span><text:span text:style-name="T2"> jabatan {jabatan} berdasarkan Surat Perintah Kepala Kejaksaan </text:span><text:span text:style-name="T3">{kejaksaan}</text:span><text:span text:style-name="T2"> nomor {no_sp} tanggal {tgl_sp} dengan mengingat ketentuan dalam pasal 30 ayat (1) huruf E di undang-undang No. 16 tahun 2004, telah melakukan pemeriksaan terhadap seorang yang mengaku bernama {nama} tgl lahir {tgl_lahir}/{umur} <text:s/>tempat lahir {tmpt_lahir} jenis kelamin {jenis_kelamin} kebangsaan/kewarganegaraan {warganegara} agama {agama} pekerjaan {pekerjaan} pendidikan {pendidikan} tempat tinggal {tmpt_tinggal} yang diperiksa sebagai {saksi_ahli} untuk melengkapi berkas perkara tersangka {nama} nomor perkara {no_perkara} tanggal {tgl_perkara}….........….........….........….........….........….................</text:span></text:p>
          </table:table-cell>
        </table:table-row>
      </table:table>
      <text:p text:style-name="Standard"/>
      <table:table table:name="Table5" table:style-name="Table5">
        <table:table-column table:style-name="Table5.A"/>
        <table:table-row>
          <table:table-cell table:style-name="Table5.A1" office:value-type="string">
            <text:p text:style-name="Table_20_Contents"><text:s text:c="7"/><text:span text:style-name="T2"><text:s text:c="2"/>Atas pertanyaan yang <text:s/>diajukan memberikan keterangan sebagai berikut :</text:span></text:p>
          </table:table-cell>
        </table:table-row>
      </table:table>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
          </table:table-cell>
          <table:table-cell table:style-name="Table6.A1" office:value-type="string">
            <text:p text:style-name="P3">Pertanyaan</text:p>
          </table:table-cell>
          <table:table-cell table:style-name="Table6.A1" office:value-type="string">
            <text:p text:style-name="P3"/>
          </table:table-cell>
          <table:table-cell table:style-name="Table6.A1" office:value-type="string">
            <text:p text:style-name="P3">Jawaban</text:p>
          </table:table-cell>
          <table:table-cell table:style-name="Table6.A1" office:value-type="string">
            <text:p text:style-name="P3"/>
          </table:table-cell>
        </table:table-row>
      </table:table>
      <text:p text:style-name="Standard"/>
      <table:table table:name="Table7" table:style-name="Table7">
        <table:table-column table:style-name="Table7.A"/>
        <table:table-row>
          <table:table-cell table:style-name="Table7.A1" office:value-type="string">
            <text:p text:style-name="P7">[!-- BEGIN pertanyaan --]</text:p>
            <text:p text:style-name="P7">{pertanyaan}</text:p>
            <text:p text:style-name="P7"><text:s text:c="4"/>{jawaban}</text:p>
            <text:p text:style-name="P7">[!-- END pertanyaan --]</text:p>
          </table:table-cell>
        </table:table-row>
      </table:table>
      <table:table table:name="Table11" table:style-name="Table11">
        <table:table-column table:style-name="Table11.A"/>
        <table:table-row>
          <table:table-cell table:style-name="Table11.A1" office:value-type="string">
            <text:p text:style-name="P5">….........Demikian Berita Acara Pemeriksaan ini dibuat dengan sebenarnya atas kekuatan sumpah jabatan, kemudian dibacakan kembali kepadanya dengan bahasa yang dimengerti dan ia tetap pada keterangannya tersebut diatas, maka untuk memperkuatnya ia membubuhkan tanda tangannya dibawah ini................................</text:p>
          </table:table-cell>
        </table:table-row>
      </table:table>
      <text:p text:style-name="Standard"/>
      <table:table table:name="Table12" table:style-name="Table12">
        <table:table-column table:style-name="Table12.A"/>
        <table:table-row>
          <table:table-cell table:style-name="Table12.A1" office:value-type="string">
            <text:p text:style-name="P6"><text:span text:style-name="T2">….........</text:span><text:span text:style-name="T3">Demikian acara pemeriksaan ini ditutup dan ditanda tangani pada hari dan tanggal seperti tersebut diatas .….........….........….........….........….........….........….........….........….........….........….........….........….......</text:span></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4">Yang Diperiksa,</text:p>
            <text:p text:style-name="P4"/>
            <text:p text:style-name="P4"/>
            <text:p text:style-name="P4"/>
            <text:p text:style-name="P4">( <text:s text:c="5"/>{nama} <text:s text:c="3"/>)</text:p>
          </table:table-cell>
          <table:table-cell table:style-name="Table13.A1" office:value-type="string">
            <text:p text:style-name="P4">Pemeriksa</text:p>
            <text:p text:style-name="P4"/>
            <text:p text:style-name="P4"/>
            <text:p text:style-name="P4"/>
            <text:p text:style-name="P4">( <text:s text:c="9"/>{pemeriksa} <text:s text:c="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8T10:23:49.33</meta:creation-date>
    <dc:date>2015-11-30T11:32:11</dc:date>
    <meta:editing-duration>PT16H16M3S</meta:editing-duration>
    <meta:editing-cycles>85</meta:editing-cycles>
    <meta:generator>OpenOffice/4.1.1$Unix OpenOffice.org_project/411m6$Build-9775</meta:generator>
    <dc:creator>Alfario Eka Putra</dc:creator>
    <meta:document-statistic meta:table-count="10" meta:image-count="0" meta:object-count="0" meta:page-count="1" meta:paragraph-count="19" meta:word-count="186" meta:character-count="1693"/>
  </office:meta>
</office:document-meta>
</file>